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57F83A8A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93cm, 0.431cm, 7.387cm, 4.05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41cm" svg:height="22.499cm" svg:x="1.174cm" svg:y="2.392cm">
          <draw:image xlink:href="Pictures/10000000000005E8000007E057F83A8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9T13:11:38.603248908</dc:date>
    <meta:editing-duration>PT3M38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